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text-properties fo:font-size="9pt" style:font-size-asian="9pt" style:font-size-complex="9pt"/>
    </style:style>
    <style:style style:name="P2" style:family="paragraph">
      <loext:graphic-properties draw:fill="none" draw:fill-color="#ffffff"/>
      <style:text-properties fo:font-size="9pt" style:font-size-asian="9pt" style:font-size-complex="9pt"/>
    </style:style>
    <style:style style:name="P3" style:family="paragraph">
      <loext:graphic-properties draw:fill-color="#dee6ef"/>
    </style:style>
    <style:style style:name="P4" style:family="paragraph">
      <style:paragraph-properties fo:text-align="center"/>
    </style:style>
    <style:style style:name="P5" style:family="paragraph"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text-properties fo:font-size="10pt" style:font-size-asian="10pt" style:font-size-complex="10pt"/>
    </style:style>
    <style:style style:name="P7" style:family="paragraph"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7pt" style:font-size-asian="7pt" style:font-size-complex="7pt"/>
    </style:style>
    <style:style style:name="P9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0" style:family="paragraph">
      <style:text-properties fo:font-size="8pt" style:font-size-asian="8pt" style:font-size-complex="8pt"/>
    </style:style>
    <style:style style:name="P11" style:family="paragraph">
      <loext:graphic-properties draw:fill="none" draw:fill-color="#ffffff"/>
      <style:text-properties fo:font-size="8pt" style:font-size-asian="8pt" style:font-size-complex="8pt"/>
    </style:style>
    <style:style style:name="P12" style:family="paragraph">
      <style:paragraph-properties fo:text-align="center"/>
      <style:text-properties fo:font-size="12pt"/>
    </style:style>
    <style:style style:name="P13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4" style:family="paragraph">
      <loext:graphic-properties draw:fill="none" draw:fill-color="#ffffff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size="8pt" style:font-size-asian="8pt" style:font-size-complex="8pt"/>
    </style:style>
    <style:style style:name="gr1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fill-color="#dee6ef" draw:textarea-horizontal-align="justify" draw:textarea-vertical-align="middle" draw:auto-grow-height="false" fo:min-height="0.497cm" fo:min-width="1.67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81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59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fill-color="#dee6ef" draw:textarea-horizontal-align="justify" draw:textarea-vertical-align="middle" draw:auto-grow-height="false" fo:min-height="0.72cm" fo:min-width="1.62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44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fill-color="#dee6ef" draw:textarea-horizontal-align="justify" draw:textarea-vertical-align="middle" draw:auto-grow-height="false" fo:min-height="0.72cm" fo:min-width="1.22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42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38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0.84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fill-color="#dee6ef" draw:textarea-horizontal-align="justify" draw:textarea-vertical-align="middle" draw:auto-grow-height="false" fo:min-height="0.626cm" fo:min-width="1.30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textarea-horizontal-align="justify" draw:textarea-vertical-align="middle" draw:auto-grow-height="false" fo:min-height="0.434cm" fo:min-width="0.99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color="#000000" draw:fill="none" draw:fill-color="#ffffff" fo:min-height="0.69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5" style:family="graphic">
      <style:graphic-properties draw:fill-color="#dee6ef" draw:textarea-horizontal-align="justify" draw:textarea-vertical-align="middle" draw:auto-grow-height="false" fo:min-height="0.543cm" fo:min-width="1.52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textarea-horizontal-align="justify" draw:textarea-vertical-align="middle" draw:auto-grow-height="false" fo:min-height="0.217cm" fo:min-width="1.86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fill-color="#dee6ef" draw:textarea-horizontal-align="justify" draw:textarea-vertical-align="middle" draw:auto-grow-height="false" fo:min-height="0.575cm" fo:min-width="1.37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stroke="none" svg:stroke-color="#000000" draw:fill="none" draw:fill-color="#ffffff" fo:min-height="0.34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9" style:family="graphic">
      <style:graphic-properties draw:stroke="none" svg:stroke-color="#000000" draw:fill="none" draw:fill-color="#ffffff" fo:min-height="0.41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0" style:family="graphic">
      <style:graphic-properties draw:textarea-horizontal-align="justify" draw:textarea-vertical-align="middle" draw:auto-grow-height="false" fo:min-height="0.469cm" fo:min-width="1.06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stroke="none" svg:stroke-color="#000000" draw:fill="none" draw:fill-color="#ffffff" fo:min-height="0.42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2" style:family="graphic">
      <style:graphic-properties draw:fill-color="#dee6ef" draw:textarea-horizontal-align="justify" draw:textarea-vertical-align="middle" draw:auto-grow-height="false" fo:min-height="0.582cm" fo:min-width="1.54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draw:stroke="none" svg:stroke-color="#000000" draw:fill="none" draw:fill-color="#ffffff" fo:min-height="0.38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4" style:family="graphic">
      <style:graphic-properties draw:fill-color="#dee6ef" draw:textarea-horizontal-align="justify" draw:textarea-vertical-align="middle" draw:auto-grow-height="false" fo:min-height="0.57cm" fo:min-width="1.22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5" style:family="graphic">
      <style:graphic-properties draw:stroke="none" svg:stroke-color="#000000" draw:fill="none" draw:fill-color="#ffffff" fo:min-height="0.64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6" style:family="graphic">
      <style:graphic-properties draw:stroke="none" svg:stroke-color="#000000" draw:fill="none" draw:fill-color="#ffffff" fo:min-height="0.43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7" style:family="graphic">
      <style:graphic-properties draw:stroke="none" svg:stroke-color="#000000" draw:fill="none" draw:fill-color="#ffffff" fo:min-height="0.57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8" style:family="graphic">
      <style:graphic-properties draw:stroke="none" svg:stroke-color="#000000" draw:fill="none" draw:fill-color="#ffffff" fo:min-height="1.10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9" style:family="graphic">
      <style:graphic-properties draw:textarea-horizontal-align="justify" draw:textarea-vertical-align="middle" draw:auto-grow-height="false" fo:min-height="0.711cm" fo:min-width="1.57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0" style:family="graphic">
      <style:graphic-properties draw:stroke="none" svg:stroke-color="#000000" draw:fill="none" draw:fill-color="#ffffff" fo:min-height="0.63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1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2" style:family="graphic">
      <style:graphic-properties draw:stroke="none" svg:stroke-color="#000000" draw:fill="none" draw:fill-color="#ffffff" fo:min-height="0.48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3" style:family="graphic">
      <style:graphic-properties draw:fill-color="#dee6ef" draw:textarea-horizontal-align="justify" draw:textarea-vertical-align="middle" draw:auto-grow-height="false" fo:min-height="0.589cm" fo:min-width="1.54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4" style:family="graphic">
      <style:graphic-properties draw:fill-color="#dee6ef" draw:textarea-horizontal-align="justify" draw:textarea-vertical-align="middle" draw:auto-grow-height="false" fo:min-height="0.623cm" fo:min-width="1.9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5" style:family="graphic">
      <style:graphic-properties draw:stroke="none" svg:stroke-color="#000000" draw:fill="none" draw:fill-color="#ffffff" fo:min-height="0.69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6" style:family="graphic">
      <style:graphic-properties draw:textarea-horizontal-align="justify" draw:textarea-vertical-align="middle" draw:auto-grow-height="false" fo:min-height="1.672cm" fo:min-width="2.89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Shape1" draw:style-name="gr36" svg:width="3.077cm" svg:height="1.853cm" svg:x="0.926cm" svg:y="0.60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" draw:name="Shape2" draw:style-name="gr35" draw:text-style-name="P14" svg:width="2.2cm" svg:height="1.463cm" svg:x="1.455cm" svg:y="0.838cm"><draw:text-box><text:p>Display sign-in/out</text:p><text:p>register</text:p></draw:text-box></draw:frame><draw:line text:anchor-type="paragraph" draw:z-index="2" draw:name="Shape3" draw:style-name="gr3" draw:text-style-name="P4" svg:x1="2.265cm" svg:y1="2.741cm" svg:x2="2.283cm" svg:y2="3.667cm"><text:p/></draw:line><draw:line text:anchor-type="paragraph" draw:z-index="3" draw:name="Shape4" draw:style-name="gr3" draw:text-style-name="P4" svg:x1="4.168cm" svg:y1="1.351cm" svg:x2="5.126cm" svg:y2="1.351cm"><text:p/></draw:line><draw:line text:anchor-type="paragraph" draw:z-index="4" draw:name="Shape5" draw:style-name="gr3" draw:text-style-name="P4" svg:x1="4.184cm" svg:y1="2.376cm" svg:x2="4.747cm" svg:y2="2.988cm"><text:p/></draw:line><draw:frame text:anchor-type="paragraph" draw:z-index="5" draw:name="Shape6" draw:style-name="gr7" draw:text-style-name="P6" svg:width="2.505cm" svg:height="0.444cm" svg:x="4.565cm" svg:y="3.085cm"><draw:text-box><text:p text:style-name="P5"><text:span text:style-name="T2">R</text:span><text:span text:style-name="T2">e</text:span><text:span text:style-name="T2">g</text:span><text:span text:style-name="T2">i</text:span><text:span text:style-name="T2">s</text:span><text:span text:style-name="T2">t</text:span><text:span text:style-name="T2">e</text:span><text:span text:style-name="T2">r</text:span><text:span text:style-name="T2"> </text:span><text:span text:style-name="T2">(</text:span><text:span text:style-name="T2">C</text:span><text:span text:style-name="T2">l</text:span><text:span text:style-name="T2">i</text:span><text:span text:style-name="T2">c</text:span><text:span text:style-name="T2">k</text:span><text:span text:style-name="T2">)</text:span></text:p></draw:text-box></draw:frame><draw:custom-shape text:anchor-type="paragraph" draw:z-index="6" draw:name="Shape7" draw:style-name="gr34" draw:text-style-name="P3" svg:width="3.04cm" svg:height="0.987cm" svg:x="7.433cm" svg:y="0.871cm"><text:p/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7" draw:name="Shape9" draw:style-name="gr3" draw:text-style-name="P4" svg:x1="6.793cm" svg:y1="1.402cm" svg:x2="7.719cm" svg:y2="1.402cm"><text:p/></draw:line><draw:custom-shape text:anchor-type="paragraph" draw:z-index="8" draw:name="Shape7_0" draw:style-name="gr2" draw:text-style-name="P3" svg:width="2.664cm" svg:height="0.787cm" svg:x="0.806cm" svg:y="5.115cm"><text:p/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9" draw:name="Shape7_1" draw:style-name="gr33" draw:text-style-name="P3" svg:width="2.453cm" svg:height="0.936cm" svg:x="6.892cm" svg:y="3.831cm"><text:p/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frame text:anchor-type="paragraph" draw:z-index="10" draw:name="Shape10" draw:style-name="gr32" draw:text-style-name="P6" svg:width="2.359cm" svg:height="0.484cm" svg:x="1.21cm" svg:y="3.773cm"><draw:text-box><text:p text:style-name="P5"><text:span text:style-name="T2">S</text:span><text:span text:style-name="T2">i</text:span><text:span text:style-name="T2">g</text:span><text:span text:style-name="T2">n</text:span><text:span text:style-name="T2"> </text:span><text:span text:style-name="T2">I</text:span><text:span text:style-name="T2">n</text:span><text:span text:style-name="T2"> </text:span><text:span text:style-name="T2">(</text:span><text:span text:style-name="T2">C</text:span><text:span text:style-name="T2">l</text:span><text:span text:style-name="T2">i</text:span><text:span text:style-name="T2">c</text:span><text:span text:style-name="T2">k</text:span><text:span text:style-name="T2">)</text:span></text:p></draw:text-box></draw:frame><draw:frame text:anchor-type="paragraph" draw:z-index="11" draw:name="Shape11" draw:style-name="gr4" draw:text-style-name="P6" svg:width="1.401cm" svg:height="0.814cm" svg:x="5.392cm" svg:y="0.937cm"><draw:text-box><text:p text:style-name="P5"><text:span text:style-name="T2">Sign Out </text:span><text:span text:style-name="T2">(Click)</text:span></text:p></draw:text-box></draw:frame><draw:line text:anchor-type="paragraph" draw:z-index="12" draw:name="Shape12" draw:style-name="gr3" draw:text-style-name="P4" svg:x1="6.316cm" svg:y1="3.528cm" svg:x2="7.11cm" svg:y2="4.091cm"><text:p/></draw:line><draw:line text:anchor-type="paragraph" draw:z-index="13" draw:name="Shape13_0" draw:style-name="gr3" draw:text-style-name="P4" svg:x1="2.321cm" svg:y1="4.426cm" svg:x2="2.321cm" svg:y2="5.038cm"><text:p/></draw:line><draw:frame text:anchor-type="paragraph" draw:z-index="14" draw:name="Shape14_0" draw:style-name="gr1" draw:text-style-name="P2" svg:width="2.135cm" svg:height="0.53cm" svg:x="1.129cm" svg:y="5.3cm"><draw:text-box><text:p text:style-name="P1"><text:span text:style-name="T1">S</text:span><text:span text:style-name="T1">i</text:span><text:span text:style-name="T1">g</text:span><text:span text:style-name="T1">n</text:span><text:span text:style-name="T1"> </text:span><text:span text:style-name="T1">I</text:span><text:span text:style-name="T1">n</text:span><text:span text:style-name="T1"> </text:span><text:span text:style-name="T1">S</text:span><text:span text:style-name="T1">c</text:span><text:span text:style-name="T1">r</text:span><text:span text:style-name="T1">e</text:span><text:span text:style-name="T1">e</text:span><text:span text:style-name="T1">n</text:span></text:p></draw:text-box></draw:frame><draw:frame text:anchor-type="paragraph" draw:z-index="15" draw:name="Shape15" draw:style-name="gr31" draw:text-style-name="P13" svg:width="2.001cm" svg:height="0.976cm" svg:x="8.183cm" svg:y="0.988cm"><draw:text-box><text:p text:style-name="P5"><text:span text:style-name="T2">S</text:span><text:span text:style-name="T2">i</text:span><text:span text:style-name="T2">g</text:span><text:span text:style-name="T2">n</text:span><text:span text:style-name="T2"> </text:span><text:span text:style-name="T2">O</text:span><text:span text:style-name="T2">u</text:span><text:span text:style-name="T2">t</text:span><text:span text:style-name="T2"> </text:span><text:span text:style-name="T2">S</text:span><text:span text:style-name="T2">c</text:span><text:span text:style-name="T2">r</text:span><text:span text:style-name="T2">e</text:span><text:span text:style-name="T2">e</text:span><text:span text:style-name="T2">n</text:span></text:p></draw:text-box></draw:frame><draw:frame text:anchor-type="paragraph" draw:z-index="16" draw:name="Shape8" draw:style-name="gr30" draw:text-style-name="P9" svg:width="1.108cm" svg:height="0.733cm" svg:x="7.5cm" svg:y="3.942cm"><draw:text-box><text:p text:style-name="P1"><text:span text:style-name="T1">Register </text:span><text:span text:style-name="T1">Screen</text:span></text:p></draw:text-box></draw:frame><draw:line text:anchor-type="paragraph" draw:z-index="17" draw:name="Shape16" draw:style-name="gr3" draw:text-style-name="P4" svg:x1="10.389cm" svg:y1="1.342cm" svg:x2="11.303cm" svg:y2="1.342cm"><text:p/></draw:line><draw:custom-shape text:anchor-type="paragraph" draw:z-index="18" draw:name="Shape17" draw:style-name="gr29" svg:width="3.142cm" svg:height="1.417cm" svg:x="11.552cm" svg:y="0.609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text:anchor-type="paragraph" draw:z-index="19" draw:name="Shape18_0" draw:style-name="gr28" draw:text-style-name="P6" svg:width="2.05cm" svg:height="1.108cm" svg:x="12.176cm" svg:y="0.917cm"><draw:text-box><text:p text:style-name="P5"><text:span text:style-name="T2">Check if user </text:span><text:span text:style-name="T2">signed in</text:span></text:p></draw:text-box></draw:frame><draw:line text:anchor-type="paragraph" draw:z-index="20" draw:name="Shape19" draw:style-name="gr3" draw:text-style-name="P4" svg:x1="13.118cm" svg:y1="2.159cm" svg:x2="13.118cm" svg:y2="2.591cm"><text:p/></draw:line><draw:frame text:anchor-type="paragraph" draw:z-index="21" draw:name="Shape20" draw:style-name="gr27" draw:text-style-name="P6" svg:width="1.158cm" svg:height="0.579cm" svg:x="15.803cm" svg:y="1.102cm"><draw:text-box><text:p text:style-name="P5"><text:span text:style-name="T2">Yes</text:span></text:p></draw:text-box></draw:frame><draw:line text:anchor-type="paragraph" draw:z-index="22" draw:name="Shape19_0" draw:style-name="gr3" draw:text-style-name="P4" svg:x1="14.891cm" svg:y1="1.329cm" svg:x2="15.692cm" svg:y2="1.304cm"><text:p/></draw:line><draw:frame text:anchor-type="paragraph" draw:z-index="23" draw:name="Shape21" draw:style-name="gr26" draw:text-style-name="P6" svg:width="0.569cm" svg:height="0.438cm" svg:x="12.887cm" svg:y="2.658cm"><draw:text-box><text:p text:style-name="P5"><text:span text:style-name="T2">No</text:span></text:p></draw:text-box></draw:frame><draw:line text:anchor-type="paragraph" draw:z-index="24" draw:name="Shape22" draw:style-name="gr3" draw:text-style-name="P4" svg:x1="13.065cm" svg:y1="3.096cm" svg:x2="13.065cm" svg:y2="3.625cm"><text:p/></draw:line><draw:custom-shape text:anchor-type="paragraph" draw:z-index="25" draw:name="Shape23" draw:style-name="gr12" draw:text-style-name="P3" svg:width="2.068cm" svg:height="0.994cm" svg:x="11.94cm" svg:y="3.829cm"><text:p/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frame text:anchor-type="paragraph" draw:z-index="26" draw:name="Shape24" draw:style-name="gr25" draw:text-style-name="P8" svg:width="1.678cm" svg:height="0.646cm" svg:x="12.33cm" svg:y="3.953cm"><draw:text-box><text:p text:style-name="P7"><text:span text:style-name="T3">Show Message</text:span></text:p><text:p text:style-name="P7"><text:span text:style-name="T3">“</text:span><text:span text:style-name="T3">not signed in”</text:span></text:p></draw:text-box></draw:frame><draw:line text:anchor-type="paragraph" draw:z-index="27" draw:name="Shape25" draw:style-name="gr3" draw:text-style-name="P4" svg:x1="16.08cm" svg:y1="1.623cm" svg:x2="16.098cm" svg:y2="2.17cm"><text:p/></draw:line><draw:custom-shape text:anchor-type="paragraph" draw:z-index="28" draw:name="Shape23_0" draw:style-name="gr24" draw:text-style-name="P3" svg:width="1.938cm" svg:height="0.904cm" svg:x="15.007cm" svg:y="2.339cm"><text:p/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frame text:anchor-type="paragraph" draw:z-index="29" draw:name="Shape26" draw:style-name="gr23" draw:text-style-name="P6" svg:width="1.32cm" svg:height="0.408cm" svg:x="15.371cm" svg:y="2.515cm"><draw:text-box><text:p text:style-name="P5"><text:span text:style-name="T2">S</text:span><text:span text:style-name="T2">i</text:span><text:span text:style-name="T2">g</text:span><text:span text:style-name="T2">n</text:span><text:span text:style-name="T2"> </text:span><text:span text:style-name="T2">O</text:span><text:span text:style-name="T2">u</text:span><text:span text:style-name="T2">t</text:span></text:p></draw:text-box></draw:frame><draw:line text:anchor-type="paragraph" draw:z-index="30" draw:name="Shape27" draw:style-name="gr3" draw:text-style-name="P4" svg:x1="8.102cm" svg:y1="4.976cm" svg:x2="8.102cm" svg:y2="5.77cm"><text:p/></draw:line><draw:line text:anchor-type="paragraph" draw:z-index="31" draw:name="Shape29" draw:style-name="gr3" draw:text-style-name="P4" svg:x1="8.46cm" svg:y1="6.87cm" svg:x2="8.46cm" svg:y2="7.563cm"><text:p/></draw:line><draw:custom-shape text:anchor-type="paragraph" draw:z-index="32" draw:name="Shape7_2" draw:style-name="gr22" draw:text-style-name="P3" svg:width="2.451cm" svg:height="0.925cm" svg:x="6.664cm" svg:y="5.849cm"><text:p/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frame text:anchor-type="paragraph" draw:z-index="33" draw:name="Shape28" draw:style-name="gr21" draw:text-style-name="P9" svg:width="1.881cm" svg:height="0.426cm" svg:x="7.124cm" svg:y="5.973cm"><draw:text-box><text:p text:style-name="P1"><text:span text:style-name="T1">F</text:span><text:span text:style-name="T1">i</text:span><text:span text:style-name="T1">l</text:span><text:span text:style-name="T1">l</text:span><text:span text:style-name="T1"> </text:span><text:span text:style-name="T1">i</text:span><text:span text:style-name="T1">n</text:span><text:span text:style-name="T1"> </text:span><text:span text:style-name="T1">d</text:span><text:span text:style-name="T1">e</text:span><text:span text:style-name="T1">t</text:span><text:span text:style-name="T1">a</text:span><text:span text:style-name="T1">i</text:span><text:span text:style-name="T1">l</text:span><text:span text:style-name="T1">s</text:span></text:p></draw:text-box></draw:frame><draw:custom-shape text:anchor-type="paragraph" draw:z-index="34" draw:name="Shape17_0" draw:style-name="gr20" svg:width="2.135cm" svg:height="0.937cm" svg:x="7.364cm" svg:y="7.638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text:anchor-type="paragraph" draw:z-index="35" draw:name="Shape30" draw:style-name="gr19" draw:text-style-name="P2" svg:width="1.669cm" svg:height="0.419cm" svg:x="7.576cm" svg:y="7.927cm"><draw:text-box><text:p text:style-name="P1"><text:span text:style-name="T1">User Exists?</text:span></text:p></draw:text-box></draw:frame><draw:line text:anchor-type="paragraph" draw:z-index="36" draw:name="Shape31" draw:style-name="gr3" draw:text-style-name="P4" svg:x1="9.682cm" svg:y1="8.11cm" svg:x2="10.255cm" svg:y2="8.11cm"><text:p/></draw:line><draw:line text:anchor-type="paragraph" draw:z-index="37" draw:name="Shape32_0" draw:style-name="gr3" draw:text-style-name="P4" svg:x1="7.19cm" svg:y1="8.117cm" svg:x2="6.696cm" svg:y2="8.117cm"><text:p/></draw:line><draw:frame text:anchor-type="paragraph" draw:z-index="38" draw:name="Shape33" draw:style-name="gr18" draw:text-style-name="P2" svg:width="0.673cm" svg:height="0.368cm" svg:x="6.133cm" svg:y="7.906cm"><draw:text-box><text:p text:style-name="P1"><text:span text:style-name="T1">Yes</text:span></text:p></draw:text-box></draw:frame><draw:frame text:anchor-type="paragraph" draw:z-index="39" draw:name="Shape34" draw:style-name="gr7" draw:text-style-name="P9" svg:width="0.563cm" svg:height="0.444cm" svg:x="10.342cm" svg:y="7.893cm"><draw:text-box><text:p><text:span text:style-name="T1">No</text:span></text:p></draw:text-box></draw:frame><draw:custom-shape text:anchor-type="paragraph" draw:z-index="40" draw:name="Shape23_1" draw:style-name="gr17" draw:text-style-name="P3" svg:width="2.192cm" svg:height="0.914cm" svg:x="5.336cm" svg:y="9.096cm"><text:p/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41" draw:name="Shape35" draw:style-name="gr3" draw:text-style-name="P4" svg:x1="6.251cm" svg:y1="8.352cm" svg:x2="6.251cm" svg:y2="8.998cm"><text:p/></draw:line><draw:frame text:anchor-type="paragraph" draw:z-index="42" draw:name="Shape36" draw:style-name="gr5" draw:text-style-name="P8" svg:width="1.708cm" svg:height="0.597cm" svg:x="5.65cm" svg:y="9.259cm"><draw:text-box><text:p text:style-name="P7"><text:span text:style-name="T3">Show Message</text:span></text:p><text:p text:style-name="P7"><text:span text:style-name="T3">“</text:span><text:span text:style-name="T3">User Exists”</text:span></text:p></draw:text-box></draw:frame><draw:line text:anchor-type="paragraph" draw:z-index="43" draw:name="Shape39" draw:style-name="gr3" draw:text-style-name="P12" svg:x1="5.357cm" svg:y1="9.571cm" svg:x2="5.394cm" svg:y2="5.719cm"><text:p/></draw:line><draw:custom-shape text:anchor-type="paragraph" draw:z-index="44" draw:name="Shape41" draw:style-name="gr16" svg:width="2.132cm" svg:height="0.433cm" svg:x="3.263cm" svg:y="5.398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line text:anchor-type="paragraph" draw:z-index="45" draw:name="Shape38" draw:style-name="gr3" draw:text-style-name="P4" svg:x1="10.546cm" svg:y1="8.336cm" svg:x2="10.557cm" svg:y2="8.876cm"><text:p/></draw:line><draw:custom-shape text:anchor-type="paragraph" draw:z-index="46" draw:name="Shape23_2" draw:style-name="gr15" draw:text-style-name="P3" svg:width="2.421cm" svg:height="0.862cm" svg:x="9.063cm" svg:y="9.151cm"><text:p/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frame text:anchor-type="paragraph" draw:z-index="47" draw:name="Shape40" draw:style-name="gr14" draw:text-style-name="P11" svg:width="1.539cm" svg:height="0.698cm" svg:x="9.583cm" svg:y="9.216cm"><draw:text-box><text:p text:style-name="P10"><text:span text:style-name="T4">R</text:span><text:span text:style-name="T4">e</text:span><text:span text:style-name="T4">g</text:span><text:span text:style-name="T4">i</text:span><text:span text:style-name="T4">s</text:span><text:span text:style-name="T4">t</text:span><text:span text:style-name="T4">r</text:span><text:span text:style-name="T4">a</text:span><text:span text:style-name="T4">t</text:span><text:span text:style-name="T4">i</text:span><text:span text:style-name="T4">o</text:span><text:span text:style-name="T4">n</text:span></text:p><text:p text:style-name="P10"><text:span text:style-name="T4">S</text:span><text:span text:style-name="T4">u</text:span><text:span text:style-name="T4">c</text:span><text:span text:style-name="T4">c</text:span><text:span text:style-name="T4">e</text:span><text:span text:style-name="T4">s</text:span><text:span text:style-name="T4">s</text:span><text:span text:style-name="T4">f</text:span><text:span text:style-name="T4">u</text:span><text:span text:style-name="T4">l</text:span></text:p></draw:text-box></draw:frame><draw:line text:anchor-type="paragraph" draw:z-index="48" draw:name="Shape37" draw:style-name="gr3" draw:text-style-name="P4" svg:x1="10.605cm" svg:y1="10.176cm" svg:x2="10.63cm" svg:y2="10.788cm"><text:p/></draw:line><draw:line text:anchor-type="paragraph" draw:z-index="49" draw:name="Shape43" draw:style-name="gr3" draw:text-style-name="P4" svg:x1="10.605cm" svg:y1="10.777cm" svg:x2="4.507cm" svg:y2="10.835cm"><text:p/></draw:line><draw:line text:anchor-type="paragraph" draw:z-index="50" draw:name="Shape44" draw:style-name="gr3" draw:text-style-name="P4" svg:x1="4.507cm" svg:y1="10.836cm" svg:x2="4.507cm" svg:y2="5.731cm"><text:p/></draw:line><draw:line text:anchor-type="paragraph" draw:z-index="51" draw:name="Shape45" draw:style-name="gr3" draw:text-style-name="P4" svg:x1="1.921cm" svg:y1="6.103cm" svg:x2="1.921cm" svg:y2="6.946cm"><text:p/></draw:line><draw:line text:anchor-type="paragraph" draw:z-index="52" draw:name="Shape13_1" draw:style-name="gr3" draw:text-style-name="P4" svg:x1="12.942cm" svg:y1="5.064cm" svg:x2="12.942cm" svg:y2="5.614cm"><text:p/></draw:line><draw:custom-shape text:anchor-type="paragraph" draw:z-index="53" draw:name="Shape17_1" draw:style-name="gr13" svg:width="1.985cm" svg:height="0.869cm" svg:x="0.935cm" svg:y="7.026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54" draw:name="Shape46" draw:style-name="gr3" draw:text-style-name="P4" svg:x1="0.923cm" svg:y1="7.583cm" svg:x2="0.935cm" svg:y2="8.147cm"><text:p/></draw:line><draw:line text:anchor-type="paragraph" draw:z-index="55" draw:name="Shape47" draw:style-name="gr3" draw:text-style-name="P4" svg:x1="3.039cm" svg:y1="7.535cm" svg:x2="3.461cm" svg:y2="7.542cm"><text:p/></draw:line><draw:custom-shape text:anchor-type="paragraph" draw:z-index="56" draw:name="Shape23_3" draw:style-name="gr12" draw:text-style-name="P3" svg:width="2.068cm" svg:height="0.994cm" svg:x="11.843cm" svg:y="5.801cm"><text:p/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frame text:anchor-type="paragraph" draw:z-index="57" draw:name="Shape14_2" draw:style-name="gr11" draw:text-style-name="P6" svg:width="1.167cm" svg:height="0.849cm" svg:x="12.337cm" svg:y="5.891cm"><draw:text-box><text:p text:style-name="P5"><text:span text:style-name="T2">S</text:span><text:span text:style-name="T2">i</text:span><text:span text:style-name="T2">g</text:span><text:span text:style-name="T2">n</text:span><text:span text:style-name="T2"> </text:span><text:span text:style-name="T2">I</text:span><text:span text:style-name="T2">n</text:span><text:span text:style-name="T2"> </text:span><text:span text:style-name="T2">S</text:span><text:span text:style-name="T2">c</text:span><text:span text:style-name="T2">r</text:span><text:span text:style-name="T2">e</text:span><text:span text:style-name="T2">e</text:span><text:span text:style-name="T2">n</text:span></text:p></draw:text-box></draw:frame><draw:frame text:anchor-type="paragraph" draw:z-index="58" draw:name="Shape42" draw:style-name="gr10" draw:text-style-name="P2" svg:width="0.952cm" svg:height="0.385cm" svg:x="1.513cm" svg:y="7.211cm"><draw:text-box><text:p><text:span text:style-name="T1">Valid?</text:span></text:p></draw:text-box></draw:frame><draw:frame text:anchor-type="paragraph" draw:z-index="59" draw:name="Shape48" draw:style-name="gr9" draw:text-style-name="P8" svg:width="0.433cm" svg:height="0.422cm" svg:x="3.545cm" svg:y="7.389cm"><draw:text-box><text:p><text:span text:style-name="T3">Yes</text:span></text:p></draw:text-box></draw:frame><draw:custom-shape text:anchor-type="paragraph" draw:z-index="60" draw:name="Shape23_4" draw:style-name="gr8" draw:text-style-name="P3" svg:width="1.948cm" svg:height="1.144cm" svg:x="2.475cm" svg:y="8.43cm"><text:p/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frame text:anchor-type="paragraph" draw:z-index="61" draw:name="Shape36_0" draw:style-name="gr5" draw:text-style-name="P8" svg:width="1.551cm" svg:height="0.854cm" svg:x="2.872cm" svg:y="8.5cm"><draw:text-box><text:p text:style-name="P7"><text:span text:style-name="T3">Show </text:span><text:span text:style-name="T3">Message</text:span></text:p><text:p text:style-name="P7"><text:span text:style-name="T3">“</text:span><text:span text:style-name="T3">Sign In </text:span><text:span text:style-name="T3">Successful”</text:span></text:p></draw:text-box></draw:frame><draw:line text:anchor-type="paragraph" draw:z-index="62" draw:name="Shape35_0" draw:style-name="gr3" draw:text-style-name="P4" svg:x1="3.775cm" svg:y1="7.666cm" svg:x2="3.775cm" svg:y2="8.312cm"><text:p/></draw:line><draw:frame text:anchor-type="paragraph" draw:z-index="63" draw:name="Shape34_0" draw:style-name="gr7" draw:text-style-name="P9" svg:width="0.563cm" svg:height="0.444cm" svg:x="0.66cm" svg:y="8.241cm"><draw:text-box><text:p><text:span text:style-name="T1">N</text:span><text:span text:style-name="T1">o</text:span></text:p></draw:text-box></draw:frame><draw:line text:anchor-type="paragraph" draw:z-index="64" draw:name="Shape46_0" draw:style-name="gr3" draw:text-style-name="P4" svg:x1="0.875cm" svg:y1="8.853cm" svg:x2="0.9cm" svg:y2="9.811cm"><text:p/></draw:line><draw:custom-shape text:anchor-type="paragraph" draw:z-index="65" draw:name="Shape23_5" draw:style-name="gr6" draw:text-style-name="P3" svg:width="2.576cm" svg:height="1.144cm" svg:x="0.213cm" svg:y="9.996cm"><text:p/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frame text:anchor-type="paragraph" draw:z-index="66" draw:name="Shape36_1" draw:style-name="gr5" draw:text-style-name="P8" svg:width="1.551cm" svg:height="0.854cm" svg:x="0.827cm" svg:y="10.074cm"><draw:text-box><text:p text:style-name="P7"><text:span text:style-name="T3">Show Message</text:span></text:p><text:p text:style-name="P7"><text:span text:style-name="T3">“</text:span><text:span text:style-name="T3">Sign In </text:span><text:span text:style-name="T3">Unsuccessful”</text:span></text:p></draw:text-box></draw:frame><draw:line text:anchor-type="paragraph" draw:z-index="67" draw:name="Shape4_0" draw:style-name="gr3" draw:text-style-name="P4" svg:x1="0.081cm" svg:y1="1.471cm" svg:x2="0.748cm" svg:y2="1.471cm"><text:p/></draw:line><draw:frame text:anchor-type="paragraph" draw:z-index="68" draw:name="Shape11_0" draw:style-name="gr4" draw:text-style-name="P6" svg:width="1.805cm" svg:height="0.814cm" svg:x="-1.723cm" svg:y="1.226cm"><draw:text-box><text:p text:style-name="P5"><text:span text:style-name="T2">(CTRL + A)</text:span></text:p></draw:text-box></draw:frame><draw:line text:anchor-type="paragraph" draw:z-index="69" draw:name="Shape49" draw:style-name="gr3" draw:text-style-name="P4" svg:x1="-0.917cm" svg:y1="1.746cm" svg:x2="-0.905cm" svg:y2="11.998cm"><text:p/></draw:line><draw:custom-shape text:anchor-type="paragraph" draw:z-index="70" draw:name="Shape7_3" draw:style-name="gr2" draw:text-style-name="P3" svg:width="2.664cm" svg:height="0.787cm" svg:x="-1.224cm" svg:y="12.199cm"><text:p/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frame text:anchor-type="paragraph" draw:z-index="71" draw:name="Shape14_1" draw:style-name="gr1" draw:text-style-name="P2" svg:width="2.135cm" svg:height="0.53cm" svg:x="-0.76cm" svg:y="12.337cm"><draw:text-box><text:p text:style-name="P1"><text:span text:style-name="T1">Admin Screen</text:span>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rawing" style:family="paragraph" style:parent-style-name="Caption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5T12:53:44.766635468</meta:creation-date>
    <dc:date>2021-07-05T14:30:28.799855873</dc:date>
    <meta:editing-duration>PT2M52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